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font-size="12pt" fo:language="pt" fo:country="BR" fo:font-weight="bold" officeooo:rsid="002505c7" officeooo:paragraph-rsid="002505c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24cff8" officeooo:paragraph-rsid="0024cff8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18dcc8" officeooo:paragraph-rsid="0014f7c9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bold" officeooo:rsid="0018dcc8" officeooo:paragraph-rsid="0014f7c9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24cff8" officeooo:paragraph-rsid="0024cff8" style:font-weight-asian="normal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1" fo:language="pt" fo:country="BR" officeooo:rsid="001636ea" officeooo:paragraph-rsid="0014f7c9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language="pt" fo:country="BR" officeooo:paragraph-rsid="0014f7c9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24cff8" officeooo:paragraph-rsid="0024cff8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fo:font-weight="bold" officeooo:rsid="0024cff8" officeooo:paragraph-rsid="0024cff8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1636ea" officeooo:paragraph-rsid="0014f7c9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reak-before="page" fo:background-color="transparent">
        <style:tab-stops/>
      </style:paragraph-properties>
      <style:text-properties style:font-name="Arial1" fo:font-size="12pt" fo:language="pt" fo:country="BR" fo:font-weight="normal" officeooo:rsid="0036ddbf" officeooo:paragraph-rsid="0014f7c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Arial1" fo:language="pt" fo:country="BR" officeooo:rsid="0024cff8" officeooo:paragraph-rsid="0024cff8"/>
    </style:style>
    <style:style style:name="P17" style:family="paragraph" style:parent-style-name="Figure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Arial" fo:font-size="12pt" fo:language="pt" fo:country="BR" fo:font-style="normal" fo:font-weight="bold" officeooo:paragraph-rsid="0017cdb5" style:font-size-asian="12pt" style:language-asian="pt" style:country-asian="BR" style:font-style-asian="normal" style:font-weight-asian="bold" style:font-name-complex="Arial3" style:font-size-complex="12pt" style:language-complex="ar" style:country-complex="SA" style:font-style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275b9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407c8f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75b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75b99" officeooo:paragraph-rsid="00275b9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2f1cec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421411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officeooo:paragraph-rsid="0014f7c9" style:font-size-asian="12pt" style:language-asian="en" style:country-asian="US" style:font-name-complex="Arial3" style:font-size-complex="12pt" style:language-complex="ar" style:country-complex="SA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bold" officeooo:rsid="00275b99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169e86" style:font-size-asian="12pt" style:language-asian="en" style:country-asian="US" style:font-name-complex="Arial3" style:font-size-complex="12pt" style:language-complex="ar" style:country-complex="SA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0000" style:font-name="Arial" fo:font-size="12pt" fo:language="pt" fo:country="BR" fo:font-style="normal" fo:font-weight="bold" officeooo:rsid="00307208" officeooo:paragraph-rsid="0014f7c9" style:letter-kerning="true" style:font-name-asian="SimSun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14f7c9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407c8f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2bdb4f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bdb4f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3d2ff8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40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41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2d2659" style:letter-kerning="true" fo:background-color="#ffffff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42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a3ee6"/>
    </style:style>
    <style:style style:name="P43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d0d7a"/>
    </style:style>
    <style:style style:name="P44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2d2659"/>
    </style:style>
    <style:style style:name="P45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officeooo:rsid="001636ea" officeooo:paragraph-rsid="0014f7c9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fo:font-weight="bold" officeooo:rsid="001636ea" officeooo:paragraph-rsid="0014f7c9" style:font-weight-asian="bold" style:font-weight-complex="bold"/>
    </style:style>
    <style:style style:name="P48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49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fo:font-weight="bold" officeooo:rsid="0025c4d3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50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51" style:family="paragraph" style:parent-style-name="Standard">
      <style:paragraph-properties fo:line-height="150%" fo:text-align="justify" style:justify-single-word="false" style:writing-mode="lr-tb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officeooo:paragraph-rsid="0030549e"/>
    </style:style>
    <style:style style:name="P53" style:family="paragraph" style:parent-style-name="Bibliography_20_1">
      <style:paragraph-properties fo:line-height="115%"/>
      <style:text-properties officeooo:paragraph-rsid="002d2659"/>
    </style:style>
    <style:style style:name="P54" style:family="paragraph" style:parent-style-name="Standard" style:master-page-name="">
      <loext:graphic-properties draw:fill="none"/>
      <style:paragraph-properties fo:margin-left="7.9cm" fo:margin-right="0cm" fo:line-height="10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officeooo:paragraph-rsid="0043eb0d"/>
    </style:style>
    <style:style style:name="P55" style:family="paragraph" style:parent-style-name="Standard" style:master-page-name="Right_20_Page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15" fo:background-color="transparent" style:writing-mode="lr-tb">
        <style:tab-stops/>
      </style:paragraph-properties>
      <style:text-properties style:font-name="Arial1" fo:font-size="12pt" fo:language="pt" fo:country="BR" officeooo:paragraph-rsid="00220601" style:font-size-asian="12pt" style:language-asian="en" style:country-asian="US" style:font-name-complex="Arial3" style:font-size-complex="12pt" style:language-complex="ar" style:country-complex="SA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4634d4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421411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rsid="004634d4" officeooo:paragraph-rsid="004634d4" fo:background-color="transparent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rsid="00421411" officeooo:paragraph-rsid="004748ea" fo:background-color="transparent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bold" officeooo:rsid="00421411" officeooo:paragraph-rsid="00421411" fo:background-color="transparent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bold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421411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4748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font-weight="bold" officeooo:rsid="004634d4" officeooo:paragraph-rsid="004634d4" fo:background-color="#ffff00" style:font-weight-asian="bold" style:font-weight-complex="bold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font-weight="bold" officeooo:paragraph-rsid="004634d4" fo:background-color="#ffff00" style:font-weight-asian="bold" style:font-weight-complex="bold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rsid="004634d4" officeooo:paragraph-rsid="004634d4" fo:background-color="#ffff00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rsid="00483d8d" officeooo:paragraph-rsid="00483d8d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rsid="0048ba5f" officeooo:paragraph-rsid="0048ba5f"/>
    </style:style>
    <style:style style:name="P68" style:family="paragraph" style:parent-style-name="Standard" style:list-style-name="L1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5c4d3"/>
    </style:style>
    <style:style style:name="P69" style:family="paragraph" style:parent-style-name="Standard" style:list-style-name="L1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language="pt" fo:country="BR" fo:font-weight="normal" officeooo:rsid="0025c4d3" officeooo:paragraph-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70" style:family="paragraph" style:parent-style-name="Standard" style:list-style-name="L1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language="pt" fo:country="BR" fo:font-weight="normal" officeooo:rsid="0025c4d3" officeooo:paragraph-rsid="0025c4d3" style:font-size-asian="12pt" style:language-asian="en" style:country-asian="US" style:font-weight-asian="normal" style:font-name-complex="Arial3" style:font-size-complex="12pt" style:language-complex="ar" style:country-complex="SA"/>
    </style:style>
    <style:style style:name="T1" style:family="text">
      <style:text-properties style:font-name="Arial" fo:font-size="12pt" fo:language="pt" fo:country="BR" fo:font-style="italic" fo:font-weight="normal" officeooo:rsid="000d384e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2" style:family="text">
      <style:text-properties style:font-name="Arial" fo:font-size="12pt" fo:language="pt" fo:country="BR" fo:font-style="italic" fo:font-weight="normal" officeooo:rsid="000e41a3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3" style:family="text">
      <style:text-properties style:font-name="Arial" fo:font-size="12pt" fo:language="pt" fo:country="BR" fo:font-style="italic" fo:font-weight="normal" officeooo:rsid="0029ef1b" fo:background-color="transparent" loext:char-shading-value="0" style:font-size-asian="10.5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4" style:family="text">
      <style:text-properties style:font-name="Arial" fo:font-size="12pt" fo:language="pt" fo:country="BR" fo:font-style="italic" fo:font-weight="normal" officeooo:rsid="000af931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5" style:family="text">
      <style:text-properties style:font-name="Arial" fo:font-size="12pt" fo:language="pt" fo:country="BR" fo:font-style="italic" fo:font-weight="normal" officeooo:rsid="0003449f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6" style:family="text">
      <style:text-properties style:font-name="Arial" fo:font-size="12pt" fo:language="pt" fo:country="BR" fo:font-style="italic" fo:font-weight="normal" officeooo:rsid="0009928d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7" style:family="text">
      <style:text-properties style:font-name="Arial" fo:font-size="12pt" fo:language="pt" fo:country="BR" fo:font-weight="normal" officeooo:rsid="00275b9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" style:family="text">
      <style:text-properties style:font-name="Arial" fo:font-size="12pt" fo:language="pt" fo:country="BR" fo:font-weight="normal" officeooo:rsid="002b6a12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" style:family="text">
      <style:text-properties style:font-name="Arial" fo:font-size="12pt" fo:language="pt" fo:country="BR" fo:font-weight="normal" officeooo:rsid="000a248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0" style:family="text">
      <style:text-properties style:font-name="Arial" fo:font-size="12pt" fo:language="pt" fo:country="BR" fo:font-weight="normal" officeooo:rsid="0003449f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1" style:family="text">
      <style:text-properties style:font-name="Arial" fo:font-size="12pt" fo:language="pt" fo:country="BR" fo:font-weight="normal" officeooo:rsid="0009928d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2" style:family="text">
      <style:text-properties style:font-name="Arial" fo:font-size="12pt" fo:language="pt" fo:country="BR" fo:font-weight="normal" officeooo:rsid="002bdb4f" style:letter-kerning="true" style:font-name-asian="SimSun" style:font-size-asian="12pt" style:language-asian="zh" style:country-asian="CN" style:font-weight-asian="normal" style:font-name-complex="Arial3" style:font-size-complex="12pt" style:language-complex="hi" style:country-complex="IN" style:font-weight-complex="normal"/>
    </style:style>
    <style:style style:name="T13" style:family="text">
      <style:text-properties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4" style:family="text">
      <style:text-properties style:font-name="Arial" fo:font-size="12pt" fo:language="pt" fo:country="BR" fo:font-weight="normal" officeooo:rsid="002b6a12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5" style:family="text">
      <style:text-properties style:font-name="Arial" fo:font-size="12pt" fo:language="pt" fo:country="BR" fo:font-weight="normal" officeooo:rsid="000e41a3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6" style:family="text">
      <style:text-properties style:font-name="Arial" fo:font-size="12pt" fo:language="pt" fo:country="BR" fo:font-weight="normal" officeooo:rsid="003e6ce3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7" style:family="text">
      <style:text-properties style:font-name="Arial" fo:font-size="12pt" fo:language="pt" fo:country="BR" fo:font-weight="normal" officeooo:rsid="00440421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8" style:family="text">
      <style:text-properties style:font-name="Arial" fo:font-size="12pt" fo:language="pt" fo:country="BR" fo:font-style="normal" fo:font-weight="normal" officeooo:rsid="000e41a3" fo:background-color="transparent" loext:char-shading-value="0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9" style:family="text">
      <style:text-properties style:font-name="Arial" fo:font-size="12pt" fo:language="pt" fo:country="BR" fo:font-style="normal" fo:font-weight="normal" officeooo:rsid="0029425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0" style:family="text">
      <style:text-properties style:font-name="Arial" fo:font-size="12pt" fo:language="pt" fo:country="BR" fo:font-style="normal" fo:font-weight="normal" officeooo:rsid="002d2659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1" style:family="text">
      <style:text-properties style:font-name="Arial" fo:font-size="12pt" fo:language="pt" fo:country="BR" fo:font-style="normal" fo:font-weight="normal" officeooo:rsid="0029ef1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2" style:family="text">
      <style:text-properties style:font-name="Arial" fo:font-size="12pt" fo:language="pt" fo:country="BR" fo:font-style="normal" fo:font-weight="normal" officeooo:rsid="002b7b8a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3" style:family="text">
      <style:text-properties style:font-name="Arial" fo:font-size="12pt" fo:language="pt" fo:country="BR" fo:font-style="normal" fo:font-weight="normal" officeooo:rsid="0030549e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4" style:family="text">
      <style:text-properties style:font-name="Arial" fo:font-size="12pt" fo:language="pt" fo:country="BR" fo:font-style="normal" fo:font-weight="normal" officeooo:rsid="00392a9c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5" style:family="text">
      <style:text-properties style:font-name="Arial" fo:font-size="12pt" fo:language="pt" fo:country="BR" fo:font-style="normal" fo:font-weight="normal" officeooo:rsid="001dcf56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6" style:family="text">
      <style:text-properties style:font-name="Arial" fo:font-size="12pt" fo:language="pt" fo:country="BR" fo:font-style="normal" fo:font-weight="normal" officeooo:rsid="0018f4ad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7" style:family="text">
      <style:text-properties style:font-name="Arial" fo:font-size="12pt" fo:language="pt" fo:country="BR" fo:font-style="normal" fo:font-weight="normal" officeooo:rsid="002b6a12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8" style:family="text">
      <style:text-properties style:font-name="Arial" fo:font-size="12pt" fo:language="pt" fo:country="BR" fo:font-style="normal" fo:font-weight="bold" fo:background-color="transparent" loext:char-shading-value="0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bold"/>
    </style:style>
    <style:style style:name="T29" style:family="text">
      <style:text-properties style:font-name="Arial" fo:font-size="12pt" fo:language="pt" fo:country="BR" fo:font-style="normal" fo:font-weight="bold" officeooo:rsid="00421411" fo:background-color="transparent" loext:char-shading-value="0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bold"/>
    </style:style>
    <style:style style:name="T30" style:family="text">
      <style:text-properties style:font-name="Arial" fo:font-size="12pt" fo:language="pt" fo:country="BR" fo:font-style="normal" fo:font-weight="bold" officeooo:rsid="004634d4" fo:background-color="transparent" loext:char-shading-value="0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bold"/>
    </style:style>
    <style:style style:name="T31" style:family="text">
      <style:text-properties style:font-name="Arial" fo:font-size="12pt" fo:language="pt" fo:country="BR" fo:font-style="normal" fo:font-weight="bold" officeooo:rsid="0048ba5f" fo:background-color="transparent" loext:char-shading-value="0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bold"/>
    </style:style>
    <style:style style:name="T32" style:family="text">
      <style:text-properties style:font-name="Arial" fo:font-size="12pt" fo:language="pt" fo:country="BR" fo:font-style="normal" fo:font-weight="bold" officeooo:rsid="004634d4" fo:background-color="#ffff00" loext:char-shading-value="0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bold"/>
    </style:style>
    <style:style style:name="T33" style:family="text">
      <style:text-properties style:font-name="Arial" fo:font-size="12pt" fo:language="pt" fo:country="BR" fo:font-style="normal" fo:font-weight="bold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bold"/>
    </style:style>
    <style:style style:name="T34" style:family="text">
      <style:text-properties style:font-name="Arial" fo:font-size="12pt" fo:language="pt" fo:country="BR" fo:font-style="normal" style:font-size-asian="10.5pt" style:language-asian="en" style:country-asian="US" style:font-style-asian="normal" style:font-name-complex="Arial3" style:font-size-complex="12pt" style:language-complex="ar" style:country-complex="SA" style:font-style-complex="normal"/>
    </style:style>
    <style:style style:name="T35" style:family="text">
      <style:text-properties style:font-name="Arial" fo:font-size="12pt" fo:language="pt" fo:country="BR" fo:font-style="normal" officeooo:rsid="004634d4" style:font-size-asian="10.5pt" style:language-asian="en" style:country-asian="US" style:font-style-asian="normal" style:font-name-complex="Arial3" style:font-size-complex="12pt" style:language-complex="ar" style:country-complex="SA" style:font-style-complex="normal"/>
    </style:style>
    <style:style style:name="T36" style:family="text">
      <style:text-properties style:font-name="Arial" fo:font-size="12pt" style:font-size-asian="12pt" style:language-asian="en" style:country-asian="US" style:font-name-complex="Arial3" style:font-size-complex="12pt" style:language-complex="ar" style:country-complex="SA"/>
    </style:style>
    <style:style style:name="T37" style:family="text">
      <style:text-properties style:font-name="Arial" fo:font-size="12pt" officeooo:rsid="00353171" style:font-size-asian="12pt" style:language-asian="en" style:country-asian="US" style:font-name-complex="Arial3" style:font-size-complex="12pt" style:language-complex="ar" style:country-complex="SA"/>
    </style:style>
    <style:style style:name="T38" style:family="text">
      <style:text-properties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39" style:family="text">
      <style:text-properties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40" style:family="text">
      <style:text-properties style:font-name="Arial" fo:font-size="12pt" fo:font-weight="bold" officeooo:rsid="00403820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41" style:family="text">
      <style:text-properties style:font-name="Arial" fo:font-size="12pt" fo:font-weight="bold" officeooo:rsid="0036ddbf" style:font-size-asian="12pt" style:language-asian="en" style:country-asian="US" style:font-weight-asian="bold" style:font-name-complex="Arial3" style:font-size-complex="12pt" style:language-complex="ar" style:country-complex="SA" style:font-weight-complex="normal"/>
    </style:style>
    <style:style style:name="T42" style:family="text">
      <style:text-properties style:font-name="Arial" fo:font-size="12pt" fo:font-weight="bold" officeooo:rsid="00407c8f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43" style:family="text">
      <style:text-properties style:font-name="Arial" fo:font-size="12pt" fo:font-weight="bold" officeooo:rsid="00353171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44" style:family="text">
      <style:text-properties style:font-name="Arial" fo:font-size="12pt" fo:font-style="italic" fo:font-weight="bold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45" style:family="text">
      <style:text-properties style:font-name="Arial" fo:font-size="12pt" fo:font-style="italic" fo:font-weight="bold" officeooo:rsid="002bdb4f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46" style:family="text">
      <style:text-properties style:font-name="Arial" fo:font-size="12pt" fo:font-style="italic" fo:font-weight="bold" officeooo:rsid="00407c8f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47" style:family="text">
      <style:text-properties style:font-name="Arial" fo:font-size="12pt" fo:font-weight="normal" officeooo:rsid="0036ddbf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48" style:family="text">
      <style:text-properties style:font-name="Arial" fo:font-size="12pt" fo:font-weight="normal" officeooo:rsid="00353171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49" style:family="text">
      <style:text-properties style:font-name="Arial" fo:font-weight="bold" style:letter-kerning="true" style:font-name-asian="SimSun" style:language-asian="pt" style:country-asian="BR" style:font-weight-asian="bold" style:font-name-complex="Arial3" style:language-complex="hi" style:country-complex="IN" style:font-weight-complex="bold"/>
    </style:style>
    <style:style style:name="T50" style:family="text">
      <style:text-properties style:font-name="Arial" fo:font-weight="bold" style:letter-kerning="true" style:font-name-asian="SimSun" style:language-asian="zh" style:country-asian="CN" style:font-weight-asian="bold" style:font-name-complex="Arial3" style:language-complex="hi" style:country-complex="IN"/>
    </style:style>
    <style:style style:name="T51" style:family="text">
      <style:text-properties fo:color="#000000" fo:font-style="normal" fo:font-weight="normal" style:letter-kerning="true" fo:background-color="#ffffff" loext:char-shading-value="0" style:font-name-asian="SimSun" style:font-style-asian="normal" style:font-weight-asian="normal" style:font-style-complex="normal" style:font-weight-complex="normal"/>
    </style:style>
    <style:style style:name="T52" style:family="text">
      <style:text-properties fo:color="#000000" fo:font-style="normal" style:letter-kerning="true" fo:background-color="#ffffff" loext:char-shading-value="0" style:font-name-asian="SimSun" style:font-style-asian="normal" style:font-style-complex="normal"/>
    </style:style>
    <style:style style:name="T53" style:family="text">
      <style:text-properties fo:color="#000000" fo:font-style="normal" officeooo:rsid="00382bf9" style:letter-kerning="true" fo:background-color="#ffffff" loext:char-shading-value="0" style:font-name-asian="SimSun" style:font-style-asian="normal" style:font-style-complex="normal"/>
    </style:style>
    <style:style style:name="T54" style:family="text">
      <style:text-properties fo:color="#000000" fo:font-style="normal" officeooo:rsid="00275b99" style:letter-kerning="true" fo:background-color="#ffffff" loext:char-shading-value="0" style:font-name-asian="SimSun" style:font-style-asian="normal" style:font-style-complex="normal"/>
    </style:style>
    <style:style style:name="T55" style:family="text">
      <style:text-properties fo:color="#000000" fo:font-style="normal" officeooo:rsid="00330e12" style:letter-kerning="true" fo:background-color="#ffffff" loext:char-shading-value="0" style:font-name-asian="SimSun" style:font-style-asian="normal" style:font-style-complex="normal"/>
    </style:style>
    <style:style style:name="T56" style:family="text">
      <style:text-properties fo:color="#000000" style:font-name="Arial" fo:font-size="12pt" fo:language="pt" fo:country="BR" fo:font-style="normal" fo:font-weight="normal" officeooo:rsid="003a3ee6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57" style:family="text">
      <style:text-properties fo:color="#000000" style:font-name="Arial" fo:font-size="12pt" fo:language="pt" fo:country="BR" fo:font-style="normal" fo:font-weight="normal" officeooo:rsid="00382bf9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58" style:family="text">
      <style:text-properties fo:color="#000000" style:font-name="Arial" fo:font-size="12pt" fo:language="pt" fo:country="BR" fo:font-style="normal" fo:font-weight="normal" officeooo:rsid="003d0d7a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59" style:family="text">
      <style:text-properties fo:color="#000000" style:text-outline="false" style:text-line-through-style="none" style:text-line-through-type="none" style:font-name="Liberation Serif" fo:font-size="12pt" fo:letter-spacing="normal" fo:language="pt" fo:country="BR" fo:font-style="normal" fo:text-shadow="none" style:text-underline-style="none" fo:font-weight="normal" officeooo:rsid="0043eb0d" style:letter-kerning="true" style:font-size-asian="12pt" style:font-style-asian="normal" style:font-weight-asian="normal" style:font-weight-complex="normal" style:text-emphasize="none"/>
    </style:style>
    <style:style style:name="T60" style:family="text">
      <style:text-properties style:font-name="Arial1" fo:font-size="12pt" fo:language="pt" fo:country="BR" fo:font-weight="normal" officeooo: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61" style:family="text">
      <style:text-properties style:font-name="Arial1" fo:font-size="12pt" fo:language="pt" fo:country="BR" fo:font-style="italic" fo:font-weight="normal" officeooo:rsid="0025c4d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62" style:family="text">
      <style:text-properties style:font-name="Arial1" fo:font-size="12pt" fo:language="pt" fo:country="BR" fo:font-style="normal" fo:font-weight="normal" officeooo:rsid="0043eb0d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63" style:family="text">
      <style:text-properties style:font-name="Arial1" fo:language="pt" fo:country="BR" fo:font-weight="normal" officeooo:rsid="0018dcc8" style:font-weight-asian="normal" style:font-weight-complex="normal"/>
    </style:style>
    <style:style style:name="T64" style:family="text">
      <style:text-properties style:font-name="Arial1" fo:language="pt" fo:country="BR" fo:font-weight="normal" officeooo:rsid="0024cff8" style:font-weight-asian="normal" style:font-weight-complex="normal"/>
    </style:style>
    <style:style style:name="T65" style:family="text">
      <style:text-properties style:font-name="Arial1" fo:language="pt" fo:country="BR" fo:font-weight="normal" officeooo:rsid="0043eb0d" style:font-weight-asian="normal" style:font-weight-complex="normal"/>
    </style:style>
    <style:style style:name="T66" style:family="text">
      <style:text-properties officeooo:rsid="0024cff8"/>
    </style:style>
    <style:style style:name="T67" style:family="text">
      <style:text-properties fo:font-weight="bold" style:font-weight-asian="bold"/>
    </style:style>
    <style:style style:name="T68" style:family="text">
      <style:text-properties fo:font-weight="bold" officeooo:rsid="0025c4d3" style:font-weight-asian="bold"/>
    </style:style>
    <style:style style:name="T69" style:family="text">
      <style:text-properties fo:font-weight="bold" officeooo:rsid="00275b99" style:font-weight-asian="bold"/>
    </style:style>
    <style:style style:name="T70" style:family="text">
      <style:text-properties fo:font-weight="bold" officeooo:rsid="00330e12" style:font-weight-asian="bold"/>
    </style:style>
    <style:style style:name="T71" style:family="text">
      <style:text-properties fo:font-weight="bold" officeooo:rsid="00382bf9" style:font-weight-asian="bol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25c4d3" style:font-weight-asian="normal" style:font-weight-complex="normal"/>
    </style:style>
    <style:style style:name="T74" style:family="text">
      <style:text-properties fo:font-weight="normal" officeooo:rsid="0043eb0d" style:font-weight-asian="normal" style:font-weight-complex="normal"/>
    </style:style>
    <style:style style:name="T75" style:family="text">
      <style:text-properties officeooo:rsid="002518ac"/>
    </style:style>
    <style:style style:name="T76" style:family="text">
      <style:text-properties officeooo:rsid="0025c4d3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043eb0d" style:font-style-asian="italic" style:font-style-complex="italic"/>
    </style:style>
    <style:style style:name="T79" style:family="text">
      <style:text-properties fo:font-style="italic" officeooo:rsid="00131a0d" fo:background-color="transparent" loext:char-shading-value="0" style:font-style-asian="italic" style:font-style-complex="italic"/>
    </style:style>
    <style:style style:name="T80" style:family="text">
      <style:text-properties fo:font-style="italic" officeooo:rsid="00246da0" fo:background-color="transparent" loext:char-shading-value="0" style:font-style-asian="italic" style:font-style-complex="italic"/>
    </style:style>
    <style:style style:name="T81" style:family="text">
      <style:text-properties fo:font-style="italic" officeooo:rsid="00421411" fo:background-color="transparent" loext:char-shading-value="0" style:font-style-asian="italic" style:font-style-complex="italic"/>
    </style:style>
    <style:style style:name="T82" style:family="text">
      <style:text-properties fo:font-style="italic" officeooo:rsid="001bb47a" fo:background-color="transparent" loext:char-shading-value="0" style:font-size-asian="10.5pt" style:font-style-asian="italic" style:font-style-complex="italic"/>
    </style:style>
    <style:style style:name="T83" style:family="text">
      <style:text-properties fo:font-style="italic" officeooo:rsid="001c7f99" fo:background-color="transparent" loext:char-shading-value="0" style:font-size-asian="10.5pt" style:font-style-asian="italic" style:font-style-complex="italic"/>
    </style:style>
    <style:style style:name="T84" style:family="text">
      <style:text-properties fo:font-style="italic" officeooo:rsid="0026b94f" fo:background-color="transparent" loext:char-shading-value="0" style:font-size-asian="10.5pt" style:font-style-asian="italic" style:font-style-complex="italic"/>
    </style:style>
    <style:style style:name="T85" style:family="text">
      <style:text-properties fo:font-variant="normal" fo:text-transform="none" style:text-position="0% 100%" style:font-name="Arial" fo:font-size="12pt" fo:language="pt" fo:country="BR" fo:font-style="normal" style:text-underline-style="none" fo:font-weight="normal" officeooo:rsid="000a248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6" style:family="text">
      <style:text-properties fo:font-variant="normal" fo:text-transform="none" style:text-position="0% 100%" style:font-name="Arial" fo:font-size="12pt" fo:language="pt" fo:country="BR" fo:font-style="normal" style:text-underline-style="none" fo:font-weight="normal" officeooo:rsid="003a3ee6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7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88" style:family="text">
      <style:text-properties fo:font-variant="normal" fo:text-transform="none" fo:color="#222222" style:font-name="arial" fo:font-size="12pt" fo:letter-spacing="normal" fo:font-style="normal" fo:font-weight="normal" officeooo:rsid="002bdb4f" style:font-weight-asian="normal" style:font-weight-complex="normal"/>
    </style:style>
    <style:style style:name="T89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000000" style:font-name="arial" fo:font-size="12pt" fo:letter-spacing="normal" fo:font-style="normal" fo:font-weight="normal" officeooo:rsid="003d0d7a" style:font-size-asian="12pt" style:font-weight-asian="normal" style:font-size-complex="12pt" style:font-weight-complex="normal"/>
    </style:style>
    <style:style style:name="T91" style:family="text">
      <style:text-properties style:use-window-font-color="true" style:font-name="Arial" fo:font-size="12pt" fo:language="pt" fo:country="BR" fo:font-weight="normal" officeooo:rsid="000d384e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2" style:family="text">
      <style:text-properties style:use-window-font-color="true" style:font-name="Arial" fo:font-size="12pt" fo:language="pt" fo:country="BR" fo:font-weight="normal" officeooo:rsid="000c4430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3" style:family="text">
      <style:text-properties style:use-window-font-color="true"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4" style:family="text">
      <style:text-properties style:use-window-font-color="true" style:font-name="Arial" fo:font-size="12pt" fo:language="pt" fo:country="BR" fo:font-weight="normal" officeooo:rsid="002d2659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5" style:family="text">
      <style:text-properties style:use-window-font-color="true" style:font-name="Arial" fo:font-size="12pt" fo:language="pt" fo:country="BR" fo:font-weight="normal" officeooo:rsid="0030549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6" style:family="text">
      <style:text-properties style:use-window-font-color="true" style:font-name="Arial" fo:font-size="12pt" fo:language="pt" fo:country="BR" fo:font-weight="normal" officeooo:rsid="00392a9c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7" style:family="text">
      <style:text-properties fo:font-style="normal" officeooo:rsid="000e41a3" fo:background-color="transparent" loext:char-shading-value="0" style:font-style-asian="normal" style:font-style-complex="normal"/>
    </style:style>
    <style:style style:name="T98" style:family="text">
      <style:text-properties fo:font-style="normal" officeooo:rsid="00131a0d" fo:background-color="transparent" loext:char-shading-value="0" style:font-style-asian="normal" style:font-style-complex="normal"/>
    </style:style>
    <style:style style:name="T99" style:family="text">
      <style:text-properties fo:font-style="normal" officeooo:rsid="00143658" fo:background-color="transparent" loext:char-shading-value="0" style:font-style-asian="normal" style:font-style-complex="normal"/>
    </style:style>
    <style:style style:name="T100" style:family="text">
      <style:text-properties fo:font-style="normal" officeooo:rsid="00184000" fo:background-color="transparent" loext:char-shading-value="0" style:font-style-asian="normal" style:font-style-complex="normal"/>
    </style:style>
    <style:style style:name="T101" style:family="text">
      <style:text-properties fo:font-style="normal" officeooo:rsid="0014b421" fo:background-color="transparent" loext:char-shading-value="0" style:font-style-asian="normal" style:font-style-complex="normal"/>
    </style:style>
    <style:style style:name="T102" style:family="text">
      <style:text-properties fo:font-style="normal" officeooo:rsid="0018f4ad" fo:background-color="transparent" loext:char-shading-value="0" style:font-style-asian="normal" style:font-style-complex="normal"/>
    </style:style>
    <style:style style:name="T103" style:family="text">
      <style:text-properties fo:font-style="normal" officeooo:rsid="001a37b7" fo:background-color="transparent" loext:char-shading-value="0" style:font-style-asian="normal" style:font-style-complex="normal"/>
    </style:style>
    <style:style style:name="T104" style:family="text">
      <style:text-properties fo:font-style="normal" officeooo:rsid="00225216" fo:background-color="transparent" loext:char-shading-value="0" style:font-style-asian="normal" style:font-style-complex="normal"/>
    </style:style>
    <style:style style:name="T105" style:family="text">
      <style:text-properties fo:font-style="normal" officeooo:rsid="00246da0" fo:background-color="transparent" loext:char-shading-value="0" style:font-style-asian="normal" style:font-style-complex="normal"/>
    </style:style>
    <style:style style:name="T106" style:family="text">
      <style:text-properties fo:font-style="normal" officeooo:rsid="0026b94f" fo:background-color="transparent" loext:char-shading-value="0" style:font-style-asian="normal" style:font-style-complex="normal"/>
    </style:style>
    <style:style style:name="T107" style:family="text">
      <style:text-properties fo:font-style="normal" officeooo:rsid="002b8b82" fo:background-color="transparent" loext:char-shading-value="0" style:font-style-asian="normal" style:font-style-complex="normal"/>
    </style:style>
    <style:style style:name="T108" style:family="text">
      <style:text-properties fo:font-style="normal" officeooo:rsid="002d2659" fo:background-color="transparent" loext:char-shading-value="0" style:font-style-asian="normal" style:font-style-complex="normal"/>
    </style:style>
    <style:style style:name="T109" style:family="text">
      <style:text-properties fo:font-style="normal" officeooo:rsid="002f1cec" fo:background-color="transparent" loext:char-shading-value="0" style:font-style-asian="normal" style:font-style-complex="normal"/>
    </style:style>
    <style:style style:name="T110" style:family="text">
      <style:text-properties fo:font-style="normal" officeooo:rsid="00330e12" fo:background-color="transparent" loext:char-shading-value="0" style:font-style-asian="normal" style:font-style-complex="normal"/>
    </style:style>
    <style:style style:name="T111" style:family="text">
      <style:text-properties fo:font-style="normal" officeooo:rsid="00392a9c" fo:background-color="transparent" loext:char-shading-value="0" style:font-style-asian="normal" style:font-style-complex="normal"/>
    </style:style>
    <style:style style:name="T112" style:family="text">
      <style:text-properties fo:font-style="normal" officeooo:rsid="003a3ee6" fo:background-color="transparent" loext:char-shading-value="0" style:font-style-asian="normal" style:font-style-complex="normal"/>
    </style:style>
    <style:style style:name="T113" style:family="text">
      <style:text-properties fo:font-style="normal" officeooo:rsid="003e6ce3" fo:background-color="transparent" loext:char-shading-value="0" style:font-style-asian="normal" style:font-style-complex="normal"/>
    </style:style>
    <style:style style:name="T114" style:family="text">
      <style:text-properties fo:font-style="normal" officeooo:rsid="00421411" fo:background-color="transparent" loext:char-shading-value="0" style:font-style-asian="normal" style:font-style-complex="normal"/>
    </style:style>
    <style:style style:name="T115" style:family="text">
      <style:text-properties fo:font-style="normal" officeooo:rsid="00440421" fo:background-color="transparent" loext:char-shading-value="0" style:font-style-asian="normal" style:font-style-complex="normal"/>
    </style:style>
    <style:style style:name="T116" style:family="text">
      <style:text-properties fo:font-style="normal" officeooo:rsid="0044b667" fo:background-color="transparent" loext:char-shading-value="0" style:font-style-asian="normal" style:font-style-complex="normal"/>
    </style:style>
    <style:style style:name="T117" style:family="text">
      <style:text-properties fo:font-style="normal" officeooo:rsid="004748ea" fo:background-color="transparent" loext:char-shading-value="0" style:font-style-asian="normal" style:font-style-complex="normal"/>
    </style:style>
    <style:style style:name="T118" style:family="text">
      <style:text-properties fo:font-style="normal" officeooo:rsid="00483d8d" fo:background-color="transparent" loext:char-shading-value="0" style:font-style-asian="normal" style:font-style-complex="normal"/>
    </style:style>
    <style:style style:name="T119" style:family="text">
      <style:text-properties fo:font-style="normal" officeooo:rsid="001b8646" fo:background-color="transparent" loext:char-shading-value="0" style:font-size-asian="10.5pt" style:font-style-asian="normal" style:font-style-complex="normal"/>
    </style:style>
    <style:style style:name="T120" style:family="text">
      <style:text-properties fo:font-style="normal" officeooo:rsid="001bb47a" fo:background-color="transparent" loext:char-shading-value="0" style:font-size-asian="10.5pt" style:font-style-asian="normal" style:font-style-complex="normal"/>
    </style:style>
    <style:style style:name="T121" style:family="text">
      <style:text-properties fo:font-style="normal" officeooo:rsid="001dcf56" fo:background-color="transparent" loext:char-shading-value="0" style:font-size-asian="10.5pt" style:font-style-asian="normal" style:font-style-complex="normal"/>
    </style:style>
    <style:style style:name="T122" style:family="text">
      <style:text-properties fo:font-style="normal" officeooo:rsid="001c7f99" fo:background-color="transparent" loext:char-shading-value="0" style:font-size-asian="10.5pt" style:font-style-asian="normal" style:font-style-complex="normal"/>
    </style:style>
    <style:style style:name="T123" style:family="text">
      <style:text-properties fo:font-style="normal" officeooo:rsid="0026b94f" fo:background-color="transparent" loext:char-shading-value="0" style:font-size-asian="10.5pt" style:font-style-asian="normal" style:font-style-complex="normal"/>
    </style:style>
    <style:style style:name="T124" style:family="text">
      <style:text-properties fo:font-style="normal" officeooo:rsid="00290ff3" fo:background-color="transparent" loext:char-shading-value="0" style:font-size-asian="10.5pt" style:font-style-asian="normal" style:font-style-complex="normal"/>
    </style:style>
    <style:style style:name="T125" style:family="text">
      <style:text-properties fo:font-style="normal" officeooo:rsid="00289d1e" fo:background-color="transparent" loext:char-shading-value="0" style:font-size-asian="10.5pt" style:font-style-asian="normal" style:font-style-complex="normal"/>
    </style:style>
    <style:style style:name="T126" style:family="text">
      <style:text-properties fo:font-style="normal" officeooo:rsid="002b6a12" fo:background-color="transparent" loext:char-shading-value="0" style:font-size-asian="10.5pt" style:font-style-asian="normal" style:font-style-complex="normal"/>
    </style:style>
    <style:style style:name="T127" style:family="text">
      <style:text-properties fo:font-style="normal" officeooo:rsid="002b8b82" fo:background-color="transparent" loext:char-shading-value="0" style:font-size-asian="10.5pt" style:font-style-asian="normal" style:font-style-complex="normal"/>
    </style:style>
    <style:style style:name="T128" style:family="text">
      <style:text-properties fo:font-style="normal" officeooo:rsid="002d2659" fo:background-color="transparent" loext:char-shading-value="0" style:font-size-asian="10.5pt" style:font-style-asian="normal" style:font-style-complex="normal"/>
    </style:style>
    <style:style style:name="T129" style:family="text">
      <style:text-properties fo:font-style="normal" officeooo:rsid="002f1cec" fo:background-color="transparent" loext:char-shading-value="0" style:font-size-asian="10.5pt" style:font-style-asian="normal" style:font-style-complex="normal"/>
    </style:style>
    <style:style style:name="T130" style:family="text">
      <style:text-properties fo:font-style="normal" officeooo:rsid="00392a9c" fo:background-color="transparent" loext:char-shading-value="0" style:font-size-asian="10.5pt" style:font-style-asian="normal" style:font-style-complex="normal"/>
    </style:style>
    <style:style style:name="T131" style:family="text">
      <style:text-properties fo:font-style="normal" fo:font-weight="bold" officeooo:rsid="00275b99" fo:background-color="transparent" loext:char-shading-value="0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421411" fo:background-color="transparent" loext:char-shading-value="0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4634d4" fo:background-color="transparent" loext:char-shading-value="0" style:font-size-asian="10.5pt" style:font-style-asian="normal" style:font-weight-asian="bold" style:font-style-complex="normal" style:font-weight-complex="bold"/>
    </style:style>
    <style:style style:name="T134" style:family="text">
      <style:text-properties fo:font-style="normal" officeooo:rsid="00421411" style:font-style-asian="normal" style:font-style-complex="normal"/>
    </style:style>
    <style:style style:name="T135" style:family="text">
      <style:text-properties officeooo:rsid="00330e12"/>
    </style:style>
    <style:style style:name="T136" style:family="text">
      <style:text-properties style:font-name="Arial2" fo:font-style="normal" officeooo:rsid="002b7b8a" fo:background-color="transparent" loext:char-shading-value="0" style:font-size-asian="10.5pt" style:font-style-asian="normal" style:font-style-complex="normal"/>
    </style:style>
    <style:style style:name="T137" style:family="text">
      <style:text-properties style:font-name="Arial2" fo:font-style="normal" officeooo:rsid="002e5cb2" fo:background-color="transparent" loext:char-shading-value="0" style:font-size-asian="10.5pt" style:font-style-asian="normal" style:font-style-complex="normal"/>
    </style:style>
    <style:style style:name="T138" style:family="text">
      <style:text-properties style:font-name="Arial2" fo:font-style="normal" officeooo:rsid="0029cbea" fo:background-color="transparent" loext:char-shading-value="0" style:font-size-asian="10.5pt" style:font-style-asian="normal" style:font-style-complex="normal"/>
    </style:style>
    <style:style style:name="T139" style:family="text">
      <style:text-properties style:font-name="Arial2" fo:font-style="italic" officeooo:rsid="002b7b8a" fo:background-color="transparent" loext:char-shading-value="0" style:font-size-asian="10.5pt" style:font-style-asian="italic" style:font-style-complex="italic"/>
    </style:style>
    <style:style style:name="T140" style:family="text">
      <style:text-properties style:font-name="Arial2" fo:font-style="italic" officeooo:rsid="0029ef1b" fo:background-color="transparent" loext:char-shading-value="0" style:font-size-asian="10.5pt" style:font-style-asian="italic" style:font-style-complex="italic"/>
    </style:style>
    <style:style style:name="T141" style:family="text">
      <style:text-properties officeooo:rsid="0033bdf9"/>
    </style:style>
    <style:style style:name="T142" style:family="text">
      <style:text-properties officeooo:rsid="003bc474"/>
    </style:style>
    <style:style style:name="T143" style:family="text">
      <style:text-properties officeooo:rsid="00407c8f"/>
    </style:style>
    <style:style style:name="T144" style:family="text">
      <style:text-properties officeooo:rsid="0043eb0d"/>
    </style:style>
    <style:style style:name="T145" style:family="text">
      <style:text-properties officeooo:rsid="00440421"/>
    </style:style>
    <style:style style:name="T146" style:family="text">
      <style:text-properties style:font-weight-complex="normal"/>
    </style:style>
    <style:style style:name="T147" style:family="text">
      <style:text-properties officeooo:rsid="004634d4"/>
    </style:style>
    <style:style style:name="T148" style:family="text">
      <style:text-properties officeooo:rsid="004748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NSTITUTO FEDERAL DE EDUCAÇÃO, CIÊNCIA E </text:p>
      <text:p text:style-name="P14">TECNOLOGIA DE SÃO PAULO</text:p>
      <text:p text:style-name="P10">CÂMPU<text:span text:style-name="T66">S VOTUPORANGA</text:span></text:p>
      <text:p text:style-name="P46"/>
      <text:p text:style-name="P46"/>
      <text:p text:style-name="P46"/>
      <text:p text:style-name="P46"/>
      <text:p text:style-name="P46"/>
      <text:p text:style-name="P12">MARIANA DE ALMEIDA RODRIGUES</text:p>
      <text:p text:style-name="P46"/>
      <text:p text:style-name="P46"/>
      <text:p text:style-name="P47"/>
      <text:p text:style-name="P13">BOAS PRÁTICAS DE PROGRAMAÇÃO NO DESENVOLVIMENTO DE APLICAÇÕES WEB</text:p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2">VOTUPORANGA</text:p>
      <text:p text:style-name="P4">2020</text:p>
      <text:p text:style-name="P16">Mariana de Almeida Rodrigu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BOAS PRÁTICAS DE PROGRAMAÇÃO NO DESENVOLVIMENTO DE APLICAÇÕES WEB </text:p>
      <text:p text:style-name="P6"/>
      <text:p text:style-name="P6"/>
      <text:p text:style-name="P54"><text:span text:style-name="T63">Trabalho de Conclusão de Curso apresentado como exigência parcial para obtenção do diploma do curso </text:span><text:span text:style-name="T65">Técnico em Informática Integrado ao Ensino Médio</text:span><text:span text:style-name="T59"> no </text:span><text:span text:style-name="T63">Instituto Federal de Educação, Ciência e Tecnologia de São Paulo, Câmpus </text:span><text:span text:style-name="T64">Votuporanga</text:span><text:span text:style-name="T63">.</text:span></text:p>
      <text:p text:style-name="P7"/>
      <text:p text:style-name="P45">Professor Orientador: <text:span text:style-name="T66">Ubiratan Zakaib do Nascimento</text:span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Votuporanga</text:p>
      <text:p text:style-name="P9">2020</text:p>
      <text:p text:style-name="P37">LISTA DE S<text:span text:style-name="T75">IGLAS</text:span></text:p>
      <text:p text:style-name="P18"/>
      <text:p text:style-name="P35"><text:span text:style-name="T12">PHP - </text:span><text:span text:style-name="T87">PHP: Hypertext Preprocessor </text:span></text:p>
      <text:p text:style-name="P35"><text:span text:style-name="T88">SQL - </text:span><text:span text:style-name="T87">Structured Query Language</text:span></text:p>
      <text:p text:style-name="P35"><text:span text:style-name="T88">URL - </text:span><text:span text:style-name="T87">Uniform Resource Locator</text:span></text:p>
      <text:p text:style-name="P27"/>
      <text:p text:style-name="P31"/>
      <text:p text:style-name="P15"><text:span text:style-name="T49">SUMÁRIO</text:span><text:span text:style-name="T50"> </text:span></text:p>
      <text:p text:style-name="P11"><text:span text:style-name="T41">1<text:tab/>INTRODUÇÃO…………………………………………………………………</text:span><text:span text:style-name="T47">1</text:span><text:span text:style-name="T48">5</text:span></text:p>
      <text:p text:style-name="P32"><text:span text:style-name="T45">1.</text:span><text:span text:style-name="T46">2</text:span><text:span text:style-name="T44"><text:tab/>OBJETIVOS GERAIS…………………………………………………………<text:tab/></text:span><text:span text:style-name="T36">1</text:span><text:span text:style-name="T37">5</text:span></text:p>
      <text:p text:style-name="P32"><text:span text:style-name="T45">1.</text:span><text:span text:style-name="T46">3</text:span><text:span text:style-name="T44"><text:tab/>OBJETIVOS ESPECÍFICOS…………………………………………………<text:tab/></text:span><text:span text:style-name="T36">1</text:span><text:span text:style-name="T37">5</text:span></text:p>
      <text:p text:style-name="P32"><text:span text:style-name="T45">1.</text:span><text:span text:style-name="T46">4</text:span><text:span text:style-name="T44"><text:tab/></text:span><text:span text:style-name="T45">JUSTIFICATIVA</text:span><text:span text:style-name="T44">……………………………………………………………….<text:tab/></text:span><text:span text:style-name="T36">15</text:span></text:p>
      <text:p text:style-name="P33"><text:span text:style-name="T45">1.</text:span><text:span text:style-name="T46">5</text:span><text:span text:style-name="T44"><text:tab/></text:span><text:span text:style-name="T46">METODOLOGIA</text:span><text:span text:style-name="T44">……………………………………………………………….<text:tab/></text:span><text:span text:style-name="T36">15</text:span></text:p>
      <text:p text:style-name="P33"><text:span text:style-name="T45">1.</text:span><text:span text:style-name="T46">6</text:span><text:span text:style-name="T44"><text:tab/></text:span><text:span text:style-name="T46">ESTADO DA ARTE</text:span><text:span text:style-name="T44">…………...……………………………………………….<text:tab/></text:span><text:span text:style-name="T36">15</text:span></text:p>
      <text:p text:style-name="P34"><text:span text:style-name="T42">2</text:span><text:span text:style-name="T38"><text:tab/></text:span><text:span text:style-name="T42">DESENVOLVIMENTO……</text:span><text:span text:style-name="T38">…………………………………………………...<text:tab/></text:span><text:span text:style-name="T36">1</text:span><text:span text:style-name="T37">6</text:span></text:p>
      <text:p text:style-name="P33"><text:span text:style-name="T42">2.1</text:span><text:span text:style-name="T43"><text:tab/></text:span><text:span text:style-name="T42">MATERIAIS E MÉTODOS….</text:span><text:span text:style-name="T43">………………………………………………...<text:tab/></text:span><text:span text:style-name="T37">16</text:span></text:p>
      <text:p text:style-name="P32"><text:span text:style-name="T36"><text:tab/></text:span><text:span text:style-name="T39">REFERÊNCIAS………………………………………………………………..<text:tab/></text:span><text:span text:style-name="T40">19</text:span></text:p>
      <text:p text:style-name="P55"><text:span text:style-name="T71">1 INTRODUÇÃO</text:span></text:p>
      <text:p text:style-name="P29"><text:tab/>O projeto tem a finalidade de mostrar formas <text:span text:style-name="T144">que pretendem</text:span> deixar o desenvolvimento, neste caso destinado à <text:span text:style-name="T77">web</text:span>, mais seguro, mitigando ao máximo, as possíveis falhas ou <text:span text:style-name="T144">vulnerabilidades</text:span>. Para o norteamento dos principais problemas de segurança, foi usado o OWASP <text:span text:style-name="T76">(</text:span>Projeto Aberto de Segurança em Aplicações Web), que visa demonstrar <text:span text:style-name="T144">um </text:span><text:span text:style-name="T78">ranking</text:span><text:span text:style-name="T144"> d</text:span>as maiores falhas do ano e listá-las em tópicos, entre outras coisas como documentos, artigos, ferramentas do ramo <text:span text:style-name="T142">(</text:span>OWASP, 2020).</text:p>
      <text:p text:style-name="P30"><text:tab/>Segundo o autor Carvalho et al.(2013), a indiferença em relação ao tema, talvez seja pela falta de conhecimento sobre essas vulnerabilidades. Para mostrá-las e corrigi-las, partiremos de uma ferramenta que contém diversos erros, até desenvolver uma aplicação sem falhas.</text:p>
      <text:p text:style-name="P28"/>
      <text:p text:style-name="P48"><text:span text:style-name="T68"><text:tab/></text:span><text:span text:style-name="T69">1.</text:span><text:span text:style-name="T68">2 OBJETIVO GERAL</text:span></text:p>
      <text:p text:style-name="P50"><text:span text:style-name="T68"><text:tab/><text:tab/><text:tab/></text:span><text:span text:style-name="T73">Ressaltar a importância de uma programação pensada corretamente, que v</text:span><text:span text:style-name="T74">isa </text:span><text:span text:style-name="T73">gerar mais segurança tanto para quem programa, </text:span><text:span text:style-name="T74">como </text:span><text:span text:style-name="T73">para quem compra o produto e principalmente para quem usa. </text:span><text:span text:style-name="T74">Apresentar</text:span><text:span text:style-name="T73"> também que a segurança é um assunto de extrema importância, que não deve ser feita a partir de lógicas ou retalhos de códigos que não seguem algum padrão, ou norma específica, para que seja discutida como a principal parte de um projeto em execução.</text:span></text:p>
      <text:p text:style-name="P49"/>
      <text:p text:style-name="P48"><text:span text:style-name="T68"><text:tab/></text:span><text:span text:style-name="T69">1.</text:span><text:span text:style-name="T70">3</text:span><text:span text:style-name="T68"> OBJETIVOS ESPECÍFICOS</text:span></text:p>
      <text:list xml:id="list1360683481" text:style-name="L1">
        <text:list-item>
          <text:p text:style-name="P68"><text:span text:style-name="T60">Desenvolver uma aplicação </text:span><text:span text:style-name="T61">web </text:span><text:span text:style-name="T62">sem os devidos cuidados</text:span><text:span text:style-name="T60">;</text:span></text:p>
        </text:list-item>
        <text:list-item>
          <text:p text:style-name="P69">Estudar a linguagem de programação PHP orientada a objeto;</text:p>
        </text:list-item>
        <text:list-item>
          <text:p text:style-name="P69">Explorar as diversas formas de proteger o sistema contra-ataques;</text:p>
        </text:list-item>
        <text:list-item>
          <text:p text:style-name="P69">Mostrar os resultados dos ataques em uma aplicação não segura;</text:p>
        </text:list-item>
        <text:list-item>
          <text:p text:style-name="P70"><text:span text:style-name="T146">Mostrar as falhas de segurança que pode acontecer se a entrada e saída de dados não forem tratadas devidamente.</text:span></text:p>
        </text:list-item>
      </text:list>
      <text:p text:style-name="P49"/>
      <text:p text:style-name="P19"><text:span text:style-name="T54"><text:tab/>1.</text:span><text:span text:style-name="T55">4</text:span><text:span text:style-name="T53"> </text:span><text:span text:style-name="T52">JUSTIFICATIVA </text:span></text:p>
      <text:p text:style-name="P38"><text:span text:style-name="T51"><text:tab/><text:tab/></text:span><text:span text:style-name="T72">A cada dia, mais pessoas estão conectadas no mundo virtual, oferecendo seus dados, muitas vezes de forma não intencional. O inconveniente é </text:span><text:soft-page-break/><text:span text:style-name="T72">que existem diversos criminosos tentando acessá-los a todo momento. Quando esses dados são expostos por alguém ilicitamente, vazamento de fotos íntimas, contas de banco, informações pessoais e empresariais, podem se tornar um transtorno maior do que se imagina, como, por exemplo, a fraude em uma eleição devido a dados pessoais.</text:span></text:p>
      <text:p text:style-name="P39"><text:tab/><text:tab/>Segundo o autor Machado et al.(2019), as pesquisas mostram um aumento considerável tanto dos dados vazados, quanto a frequência com o que isso ocorre. Com isso, o mercado de trabalho vem procurando mais profissionais especializados em segurança, já que a maioria das empresas trabalha diretamente com dados pessoais, como os bancos, e falhas como vazamento de informações são inadmissíveis. Portanto, este trabalho ressaltará o valor de se investir nessa área, pois existem diversas vulnerabilidades já conhecidas <text:span text:style-name="T145">e muitas a serem descobertas.</text:span></text:p>
      <text:p text:style-name="P22"/>
      <text:p text:style-name="P20"><text:tab/>1.<text:span text:style-name="T135">5</text:span> <text:span text:style-name="T143">METODOLOGIA</text:span></text:p>
      <text:p text:style-name="P20"><text:tab/><text:tab/><text:span text:style-name="T72">Antes do desenvolvimento prático, deve-se realizar uma pesquisa exploratória e explicativa, isto é, levantar informações sobre o problema e poder, assim, formular hipóteses mais precisas. Além disso, deve-se fazer pesquisas experimentais e bibliográficas para se familiarizar mais com o tema proposto.</text:span></text:p>
      <text:p text:style-name="P24"><text:tab/><text:tab/>Assim como é importante realizar um estudo de caso e teste prático, de modo a concretizar as análises feitas. Elas terão baseamento bibliográfico, além de artigos e trabalhos acadêmicos de outros profissionais. Uma das técnicas que será usada é a pesquisa de campo, será elaborado um pequeno questionário destinado aos profissionais que desenvolvem para tentar comprovar a ideia principal do trabalho.</text:p>
      <text:p text:style-name="P24"><text:tab/><text:tab/>É válido citar que o espaço em que esse estudo irá ocorrer é no meio virtual, pois o foco do trabalho são aplicações <text:span text:style-name="T134">web</text:span>. Então <text:span text:style-name="T77">sites</text:span> com vulnerabilidades serão testados com afinco.</text:p>
      <text:p text:style-name="P20"><text:tab/></text:p>
      <text:p text:style-name="P21"><text:tab/>1.<text:span text:style-name="T143">6</text:span> <text:span text:style-name="T143">ESTADO DA ARTE</text:span></text:p>
      <text:p text:style-name="P36"><text:span text:style-name="T7"><text:tab/><text:tab/></text:span><text:span text:style-name="T9">De acordo com os autores, L</text:span><text:span text:style-name="Emphasis"><text:span text:style-name="T89">ü</text:span></text:span><text:span text:style-name="T9">ders</text:span><text:span text:style-name="T85"> </text:span><text:span text:style-name="T86">e Bianchini (</text:span><text:span text:style-name="T85">2017), a</text:span><text:span text:style-name="T10"> gestão pública vem adotando medidas que melhoram a segurança das Cidades Inteligentes. Elas formam uma rede de informações que em sua maioria, usa a </text:span><text:soft-page-break/><text:span text:style-name="T10">linguagem de programação PHP em 82,9% e </text:span><text:span text:style-name="T4">s</text:span><text:span text:style-name="T5">oftwares</text:span><text:span text:style-name="T10"> livres. A segurança deve estar em todas as fases do desenvolvimento, pois, a cada dia, a sofisticação dos ataques vem crescendo. </text:span><text:span text:style-name="T11">As principais vulnerabilidades testadas são: SQL Injection, consiste em adicionar caracteres ou comandos SQL nos campos de formulário através de parâmetros passados por URLs; Cross-Site Scripting, ela permite inserir códigos maliciosos JavaScript, por exemplo, para roubar informações contidas nos </text:span><text:span text:style-name="T6">cookies</text:span><text:span text:style-name="T11">; e Any File Inclusion, que é quando um atacante insere um arquivo em um URL, que pode executar instruções maliciosas.</text:span></text:p>
      <text:p text:style-name="P51"><text:span text:style-name="T8"><text:tab/><text:tab/>O </text:span><text:span text:style-name="T91">auto</text:span><text:span text:style-name="T93">r</text:span><text:span text:style-name="T92"> </text:span><text:span text:style-name="T94">S</text:span><text:span text:style-name="T96">ouza (</text:span><text:span text:style-name="T94">2012), </text:span><text:span text:style-name="T95">diz </text:span><text:span text:style-name="T94">que </text:span><text:span text:style-name="T13">a segurança de aplicações </text:span><text:span text:style-name="T1">Web </text:span><text:span text:style-name="T13">não recebe a notoriedade necessária pelas empresas de desenvolvimento. Tendo isso em mente, utilizou-se a metodologia proposta pela OWASP, </text:span><text:span text:style-name="T14">para realizar uma pesquisa qualitativa, </text:span><text:span text:style-name="T13">com a finalidade de testar se os métodos propostos são possíveis de serem aplicados </text:span><text:span text:style-name="T15">valoriza</text:span><text:span text:style-name="T14">ndo</text:span><text:span text:style-name="T15"> os princípios de segurança </text:span><text:span text:style-name="T14">de </text:span><text:span text:style-name="T15">confidencialidade, integridade, autenticidade e disponibilidade. O </text:span><text:span text:style-name="T14">resultado foi que </text:span><text:span text:style-name="T15">os desenvolvedores não utilizam normas de segurança durante o ciclo </text:span><text:span text:style-name="T17">de </text:span><text:span text:style-name="T15">vida dos projetos de </text:span><text:span text:style-name="T2">software</text:span><text:span text:style-name="T15">. Logo, a solução encontrada </text:span><text:span text:style-name="T16">é</text:span><text:span text:style-name="T15"> adotar técnicas e recomendações de segurança no desenvolvimento de aplicações </text:span><text:span text:style-name="T2">Web </text:span><text:span text:style-name="T18">através de metodologias para tratar riscos e ameaças.</text:span></text:p>
      <text:p text:style-name="P52"><text:span text:style-name="T19"><text:tab/><text:tab/>Os autores </text:span><text:span text:style-name="T20">C</text:span><text:span text:style-name="T24">eron</text:span><text:span text:style-name="T20"> et al. </text:span><text:span text:style-name="T24">(</text:span><text:span text:style-name="T20">[s.d.]) </text:span><text:span text:style-name="T23">também notaram</text:span><text:span text:style-name="T19"> que </text:span><text:span text:style-name="T21">mecanismos de busca estão sendo usados como uma ferramenta para localizar </text:span><text:span text:style-name="T3">sites</text:span><text:span text:style-name="T21"> vulneráveis. Algumas aplicações como </text:span><text:span text:style-name="T3">webmail</text:span><text:span text:style-name="T21">, aplicativos de gerenciamento remoto, fórum de discussões entre outros, contém as mesmas vulnerabilidades, sendo elas, </text:span><text:span text:style-name="T3">Cross Site Scripting, SQL Injection, Directory Transversal, </text:span><text:span text:style-name="T21">entre outras</text:span><text:span text:style-name="T3">. </text:span><text:span text:style-name="T21">Atualmente, </text:span><text:span text:style-name="T22">para analisar as técnicas de ataque, estão sendo projetadas ferramentas como o </text:span><text:span text:style-name="T21">PHP Honeypot Project (PHP.HoP), </text:span><text:span text:style-name="T22">que </text:span><text:span text:style-name="T21">emulam aplicações web vulneráveis e coletam informações sobre os acessos.</text:span></text:p>
      <text:p text:style-name="P2"><text:span text:style-name="T136"><text:tab/><text:tab/>Com os dados coletados, foi possível constatar que em um período de 53 dias, foi totalizado 4902 acessos aos serviços</text:span><text:span text:style-name="T139"> web</text:span><text:span text:style-name="T140">, </text:span><text:span text:style-name="T137">isso sinaliza que há uma alta </text:span><text:span text:style-name="T136">procura por aplicações </text:span><text:span text:style-name="T139">web</text:span><text:span text:style-name="T136"> vulneráveis. </text:span><text:span text:style-name="T137">Mecanismos de busca como o </text:span><text:span text:style-name="T138">G</text:span><text:span text:style-name="T137">oogle e </text:span><text:span text:style-name="T138">Y</text:span><text:span text:style-name="T137">ahoo são ferramentas de sondagem para portas e aplicações, é uma técnica eficiente, pois mecanismos tradicionais de segurança não a detecta.</text:span></text:p>
      <text:p text:style-name="P23"><text:span text:style-name="T97"><text:tab/><text:tab/>O </text:span><text:span text:style-name="T98">autor </text:span><text:span text:style-name="T111">Monteverde</text:span><text:span text:style-name="T108"> </text:span><text:span text:style-name="T111">(</text:span><text:span text:style-name="T108">2014) </text:span><text:span text:style-name="T98">defende que, o aumento do uso de aplicações </text:span><text:span text:style-name="T79">Web</text:span><text:span text:style-name="T98">, facilitou </text:span><text:span text:style-name="T99">não só a </text:span><text:span text:style-name="T110">se </text:span><text:span text:style-name="T99">consolidar como um dos principais meios de </text:span><text:soft-page-break/><text:span text:style-name="T99">comunicação mas também</text:span><text:span text:style-name="T98"> </text:span><text:span text:style-name="T99">a expansão</text:span><text:span text:style-name="T98"> dos ataques a segurança, por outro lado, conhecer as principais vulnerabilidades, permite estabelecer medidas preventivas para garantir a segurança das aplicações, </text:span><text:span text:style-name="T100">executando,</text:span><text:span text:style-name="T99"> por exemplo, os pilares centrais da segurança. </text:span><text:span text:style-name="T100">Mas a</text:span><text:span text:style-name="T101">final o que são vulnerabilidades? São condições que podem virar falhas de segurança quando exploradas por alguém mal-intencionado. Elas são construídas ao longo do desenvolvimento a partir de uma s</text:span><text:span text:style-name="T100">é</text:span><text:span text:style-name="T101">rie de fatores, por exemplo, prazos curtos para entrega do trabalho, </text:span><text:span text:style-name="T100">falta de qualificação técnica dos desenvolvedores ou até mesmo uma ausência de revisão contínua e atualizações. </text:span><text:span text:style-name="T102">Entender essas falhas e resolv</text:span><text:span text:style-name="T103">ê</text:span><text:span text:style-name="T102">-las é o principal passo a ser tomado para evitar custos futuros com manutenção.</text:span></text:p>
      <text:p text:style-name="P25"><text:span text:style-name="T104"><text:tab/><text:tab/>De acordo com o autor </text:span><text:span text:style-name="T111">Taha</text:span><text:span text:style-name="T108"> </text:span><text:span text:style-name="T111">(</text:span><text:span text:style-name="T108">2017), </text:span><text:span text:style-name="T107">g</text:span><text:span text:style-name="T105">rande parte d</text:span><text:span text:style-name="T107">as</text:span><text:span text:style-name="T105"> aplicações armazenam dados sensíveis, </text:span><text:span text:style-name="T113">com</text:span><text:span text:style-name="T105"> isso em mente, foi desenvolvido um guia de testes de segurança usando a metodologia OWASP como base, para ajudar os desenvolvedores em diversos estágios de aprendizado. O guia conta </text:span><text:span text:style-name="T115">com </text:span><text:span text:style-name="T105">técnicas de teste, algumas delas são: a revisão e inspeção de manuais, que são documentos que contém informações sobre a arquitetura da aplicação; modelagem de ameaças, permite que os desenvolvedores identifiquem as ameaças antes de o </text:span><text:span text:style-name="T80">software</text:span><text:span text:style-name="T105"> ser desenvolvido; revisão do código fonte e muitas outras. Ele realiza testes de penetração em ambiente controlado, demonstra experimentos explicando as ferramentas usadas e apresenta as vulnerabilidades encontradas através dos procedimentos realizados.</text:span></text:p>
      <text:p text:style-name="P25"><text:span text:style-name="T123"><text:tab/><text:tab/>Os aut</text:span><text:span text:style-name="T106">ores </text:span><text:span text:style-name="T108">M</text:span><text:span text:style-name="T112">ontanheiro e</text:span><text:span text:style-name="T108"> C</text:span><text:span text:style-name="T112">arvalho</text:span><text:span text:style-name="T108"> </text:span><text:span text:style-name="T112">(</text:span><text:span text:style-name="T108">2018) </text:span><text:span text:style-name="T106">a</text:span><text:span text:style-name="T123">ssumem que, as equipes de desenvolvimento de sistemas apresentam uma eminente falta de conhecimento e atenção a respeito de segurança da informação, e é claro que isso ocasiona falhas. Uma justificativa para esse erro, é que cada vez mais o</text:span><text:span text:style-name="T124">s</text:span><text:span text:style-name="T123"> </text:span><text:span text:style-name="T84">softwares</text:span><text:span text:style-name="T123"> são desenvolvidos em um prazo curto de tempo e são mais complexos. Então, os gestores optam por poupar custo e tempo, deixando a segurança como um acessório e não prioridade. </text:span><text:span text:style-name="T127">Contudo,</text:span><text:span text:style-name="T125"> toda a equipe de desenvolvimento deveria receber um treinamento sobre o assunto, com a finalidade de mitigar os riscos nas aplicações e entender como as falhas podem gerar vulnerabilidades.</text:span></text:p>
      <text:p text:style-name="P23"><text:span text:style-name="T109"><text:tab/><text:tab/>Isso é comprovado</text:span><text:span text:style-name="T119"> pelos autores </text:span><text:span text:style-name="T128">C</text:span><text:span text:style-name="T130">osta</text:span><text:span text:style-name="T128"> et al. </text:span><text:span text:style-name="T130">(</text:span><text:span text:style-name="T128">2018), </text:span><text:span text:style-name="T129">que em </text:span><text:span text:style-name="T120">uma entrevista com desenvolvedores </text:span><text:span text:style-name="T82">web</text:span><text:span text:style-name="T120">, </text:span><text:span text:style-name="T122">visando </text:span><text:span text:style-name="T120">mensurar o nível de conhecimento </text:span><text:span text:style-name="T122">dos programadores em identificar, analisar e corrigir ameaças a segurança do </text:span><text:soft-page-break/><text:span text:style-name="T122">código, </text:span><text:span text:style-name="T129">recolheu dados alarmantes</text:span><text:span text:style-name="T122">. Dos sessenta resultados obtidos pelo </text:span><text:span text:style-name="T83">survey, 73</text:span><text:span text:style-name="T122">% são respostas de profissionais com mais de 3 anos de experiência </text:span><text:span text:style-name="T126">e</text:span><text:span text:style-name="T122"> 57% contém curso superior. </text:span><text:span text:style-name="T126">Mesmo assim</text:span><text:span text:style-name="T121">, a pesquisa revela que os motivos para não </text:span><text:span text:style-name="T122">implementação de prevenç</text:span><text:span text:style-name="T121">ões contra os</text:span><text:span text:style-name="T122"> ataques são: falta de conhecimento </text:span><text:span text:style-name="T121">em </text:span><text:span text:style-name="T122">92%; prazos muito </text:span><text:span text:style-name="T121">a</text:span><text:span text:style-name="T122">pertados </text:span><text:span text:style-name="T121">em </text:span><text:span text:style-name="T122">70% e baixa prioridade em 47%.</text:span></text:p>
      <text:p text:style-name="P56"><text:span text:style-name="T25"><text:tab/><text:tab/>Além disso, </text:span><text:span text:style-name="T26">90% dos entrevistados </text:span><text:span text:style-name="T25">disseram que</text:span><text:span text:style-name="T26"> a formação acadêmica não </text:span><text:span text:style-name="T25">oferece</text:span><text:span text:style-name="T26"> uma preparação adequada para lidar com segurança, </text:span><text:span text:style-name="T25">outros </text:span><text:span text:style-name="T26">50% considera o ensino insuficiente, enquanto 37,5% afirmam que o assunto não foi abordado em sua formação. D</text:span><text:span text:style-name="T25">os que conhecem o assunto, 47% aprenderam através de livros, cursos ou documentações oficiais, enquanto 17%, aprenderam com a prática da profissão.</text:span><text:span text:style-name="T26"> </text:span><text:span text:style-name="T25">E a</text:span><text:span text:style-name="T26">penas 30% afirmaram ter aprendido durante a formação acadêmica. </text:span><text:span text:style-name="T25">São números extremamente alarmantes </text:span><text:span text:style-name="T27">quando </text:span><text:span text:style-name="T25">esses profissionais desenvolvem diversos aplicativos, desde redes sociais até aplicativos de bancos, logo, isso pode afetar a vida de qualquer um e fazer diversos estragos.</text:span></text:p>
      <text:p text:style-name="P56"><text:span text:style-name="T25"/></text:p>
      <text:p text:style-name="P64"><text:span text:style-name="T35">2 CONCEITOS BÁSICOS SOBRE O TEMA EM ESTUDO</text:span></text:p>
      <text:p text:style-name="P63"><text:span text:style-name="T34"><text:tab/>2.1 SEGURANÇA DA INFORMAÇÃO</text:span></text:p>
      <text:p text:style-name="P63"><text:span text:style-name="T34"><text:tab/>2.2 PILARES DA SEGURANÇA</text:span></text:p>
      <text:p text:style-name="P63"><text:span text:style-name="T34"><text:tab/>2.3 EXPLICAÇÃO SOBRE A ESPECIFIDADE DO SEU TEMA</text:span></text:p>
      <text:p text:style-name="P58"/>
      <text:p text:style-name="P26"><text:span text:style-name="T133">3</text:span><text:span text:style-name="T131"> </text:span><text:span text:style-name="T132">DESENVOLVIMENTO</text:span></text:p>
      <text:p text:style-name="P26"><text:span text:style-name="T132"><text:tab/></text:span><text:span text:style-name="T117">Para dar início a parte prática da aplicação, serão necessárias algumas ferramentas e tecnologias, </text:span><text:span text:style-name="T118">neste capítulo será descrito quais são estes requisistos técnicos e suas respectivas funções.</text:span></text:p>
      <text:p text:style-name="P26"><text:span text:style-name="T118"/></text:p>
      <text:p text:style-name="P60"><text:span text:style-name="T147"><text:tab/>3</text:span>.1 MATERIAIS E MÉTODOS </text:p>
      <text:p text:style-name="P62"><text:span text:style-name="T114"><text:tab/><text:tab/></text:span><text:span text:style-name="T117">O desenvolvimento do trabalho será feito com</text:span><text:span text:style-name="T114"> as linguagens de prog</text:span><text:span text:style-name="T116">r</text:span><text:span text:style-name="T114">amação PHP e JavaScript, Apache como servidor</text:span><text:span text:style-name="T81"> web</text:span><text:span text:style-name="T114">, </text:span><text:span text:style-name="T116">My</text:span><text:span text:style-name="T114">SQL para o gerenciamento do banco de dados, </text:span><text:span text:style-name="T116">VirtualBox para a virtualização do ambiente de ataque, </text:span><text:span text:style-name="T117">DVWA Para desenvolver a aplicação vulneravel</text:span><text:span text:style-name="T114"> e o Bootstrap para o design </text:span><text:span text:style-name="T117">do sistema.</text:span></text:p>
      <text:p text:style-name="P59"><text:soft-page-break/><text:tab/><text:tab/><text:span text:style-name="T148">Além d</text:span>os requisitos citados, será necessário também infraestrutura de rede para o desenvolvimento e pesquisa do trabalho e um computador que <text:span text:style-name="T148">execute a aplicação.</text:span></text:p>
      <text:p text:style-name="P59"/>
      <text:p text:style-name="P57"><text:span text:style-name="T29"><text:tab/></text:span><text:span text:style-name="T30">3.2 DESCRIÇÃO DAS PRINCIPAIS FERRAMENTAS</text:span></text:p>
      <text:p text:style-name="P66"><text:span text:style-name="T30"><text:tab/><text:tab/>3.</text:span><text:span text:style-name="T28">2.1 </text:span><text:span text:style-name="T31">APACHE</text:span></text:p>
      <text:p text:style-name="P66"><text:span text:style-name="T28"><text:tab/><text:tab/>3.2.2 </text:span><text:span text:style-name="T31">BOOTSTRAP</text:span></text:p>
      <text:p text:style-name="P66"><text:span text:style-name="T28"><text:tab/><text:tab/>3.2.3 </text:span><text:span text:style-name="T31">DVWA</text:span></text:p>
      <text:p text:style-name="P66"><text:span text:style-name="T28"><text:tab/><text:tab/>3.2.4 </text:span><text:span text:style-name="T31">JAVA SCRIPT</text:span></text:p>
      <text:p text:style-name="P66"><text:span text:style-name="T28"><text:tab/><text:tab/>3.2.5 </text:span><text:span text:style-name="T31">MYSQL</text:span></text:p>
      <text:p text:style-name="P66"><text:span text:style-name="T28"><text:tab/><text:tab/>3.2.6 </text:span><text:span text:style-name="T31">PHP</text:span></text:p>
      <text:p text:style-name="P67"><text:span text:style-name="T28"><text:tab/><text:tab/>3.2.7 VIRTUALBOX</text:span></text:p>
      <text:p text:style-name="P57"><text:span text:style-name="T30"/></text:p>
      <text:p text:style-name="P57"><text:span text:style-name="T30"><text:tab/></text:span><text:span text:style-name="T32">3.3 EXPLICAR O QUE ESTÁ SENDO FEITO NA PRÁTICA</text:span></text:p>
      <text:p text:style-name="P65"><text:span text:style-name="T33"><text:tab/>3.4 APRESENTAR OS RESULTADOS</text:span></text:p>
      <text:p text:style-name="P65"><text:span text:style-name="T33">4 TRABALHOS FUTUROS </text:span></text:p>
      <text:p text:style-name="P65"><text:span text:style-name="T33">5 CONSIDERAÇÕES FINAIS (CONCLUSÃO DO OBJETIVO)</text:span></text:p>
      <text:p text:style-name="P17">REFERÊNCIAS</text:p>
      <text:p text:style-name="P40">CARVALHO, Fernanda Ramos et al.. Vulnerabilidades em aplicações web. ​ Revista</text:p>
      <text:p text:style-name="P40">Eletrônica Científica de Ciência da Computação​ , [s.i.], v. 8, n. 1, p.1-1, jul. 2013.</text:p>
      <text:p text:style-name="P40">Disponível em: http://revistas.unifenas.br/index.php/RE3C/article/view/60. Acesso</text:p>
      <text:p text:style-name="P40">em: 20 mar. 2020.</text:p>
      <text:p text:style-name="P40"/>
      <text:p text:style-name="P53">CERON, J. M. et al. Vulnerabilidades em Aplicações Web: uma Análise Baseada nos Dados Coletados em Honeypots. p. 2, [s.d.]. </text:p>
      <text:p text:style-name="P53">COSTA, P. V. et al. Nível de conhecimento de desenvolvedores sobre segurança em aplicações web: Pesquisa e análise. <text:span text:style-name="T67">Anais da Escola Regional de Sistemas de Informação do Rio de Janeiro (ERSI-RJ)</text:span>, p. 92–99, 16 out. 2018. </text:p>
      <text:p text:style-name="P43"><text:span text:style-name="T58">L</text:span><text:span text:style-name="Emphasis"><text:span text:style-name="T89">Ü</text:span></text:span><text:span text:style-name="Emphasis"><text:span text:style-name="T90">DERS, Edson; BIANCHINI, David Cidades Inteligentes: Segurança em aplicações WEB em Prefeituras. Aplicações PHP e Cobit 5. p. 4, 2017.</text:span></text:span></text:p>
      <text:p text:style-name="P43"><text:span text:style-name="Emphasis"><text:span text:style-name="T90"/></text:span></text:p>
      <text:p text:style-name="P40">MACHADO, Rodrigo; KREUTZ, Diego; PAZ, Giulliano; RODRIGUES, Gustavo.</text:p>
      <text:p text:style-name="P40">Vazamentos de Dados: Histórico, Impacto Socioeconômico e as Novas Leis de</text:p>
      <text:p text:style-name="P40">Proteção de Dados. In: ESCOLA REGIONAL DE REDES DE COMPUTADORES (ERRC), 17. , 2019 Anais da XVII Escola Regional de Redes de Computadores. Porto Alegre: Sociedade Brasileira de Computação, jan. 2020 . p. 154-159.</text:p>
      <text:p text:style-name="P53"/>
      <text:p text:style-name="P53">MONTANHEIRO, L. S.; CARVALHO, A. M. M. <text:span text:style-name="T67">Primeiros passos para o Desenvolvimento Seguro de Aplicações Web</text:span>. . In: ANAIS ESTENDIDOS DO XVIII SIMPÓSIO BRASILEIRO EM SEGURANÇA DA INFORMAÇÃO E DE SISTEMAS COMPUTACIONAIS. SBC, 25 out. 2018Disponível em: https://sol.sbc.org.br/index.php/sbseg_estendido/article/view/4162. Acesso em: 2 abr. 2020.</text:p>
      <text:p text:style-name="P53">MONTEVERDE, W. A. <text:span text:style-name="T141">Estudo e Análise de Vulnerabilidades Web</text:span>. p. 82, 2014. </text:p>
      <text:p text:style-name="P42"><text:span text:style-name="T56">O</text:span><text:span text:style-name="T57">WASP. Quem é a fundação OWASP? Disponível em: https://owasp.org/. Acesso</text:span></text:p>
      <text:p text:style-name="P40">em: 20 mar. 2020.</text:p>
      <text:p text:style-name="P40"/>
      <text:p text:style-name="P53">SOUZA, L. L. D. <text:span text:style-name="T141">Desenvolvimento Seguro de Aplicações Web Seguindo a Metodologia OWASP</text:span>. p. 71, 2012. </text:p>
      <text:p text:style-name="P44"><text:span text:style-name="T57">TAHA, A. M. </text:span><text:span text:style-name="T56">da</text:span><text:span text:style-name="T57"> C. Guia de testes de segurança para aplicações web. 2017. </text:span></text:p>
      <text:p text:style-name="P43"><text:span text:style-name="Emphasis"><text:span text:style-name="T90"/></text:span>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.03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header>
        <text:p text:style-name="MP1"><text:page-number text:select-page="current">20</text:page-number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2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6T09:58:33.577000000</meta:creation-date>
    <meta:generator>LibreOffice/6.4.4.2$Linux_X86_64 LibreOffice_project/40$Build-2</meta:generator>
    <dc:date>2020-08-11T13:02:14.140685089</dc:date>
    <meta:editing-duration>PT2H21M34S</meta:editing-duration>
    <meta:editing-cycles>26</meta:editing-cycles>
    <meta:document-statistic meta:table-count="0" meta:image-count="0" meta:object-count="0" meta:page-count="11" meta:paragraph-count="96" meta:word-count="2018" meta:character-count="13668" meta:non-whitespace-character-count="11630"/>
    <meta:user-defined meta:name="ZOTERO_PREF_1">&lt;data data-version="3" zotero-version="5.0.60"&gt;&lt;session id="91BMDC8g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pref name="automaticJournalAbbreviations" value="true"/&gt;&lt;/prefs&gt;&lt;/data&gt;</meta:user-defined>
  </office:meta>
</office:document-meta>
</file>